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11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27" office:value-type="string" calcext:value-type="string">
            <text:p>ID</text:p>
          </table:table-cell>
          <table:table-cell table:style-name="ce100" office:value-type="string" calcext:value-type="string">
            <text:p>Nome do Filme</text:p>
          </table:table-cell>
          <table:table-cell table:style-name="ce103" office:value-type="string" calcext:value-type="string">
            <text:p>Ano</text:p>
          </table:table-cell>
          <table:table-cell table:style-name="ce100" office:value-type="string" calcext:value-type="string">
            <text:p>Estilo</text:p>
          </table:table-cell>
          <table:table-cell table:style-name="ce100" office:value-type="string" calcext:value-type="string">
            <text:p>Visto em</text:p>
          </table:table-cell>
          <table:table-cell table:style-name="ce108" office:value-type="string" calcext:value-type="string">
            <text:p>Nota</text:p>
          </table:table-cell>
          <table:table-cell table:style-name="ce111" office:value-type="string" calcext:value-type="string">
            <text:p>Duração</text:p>
          </table:table-cell>
          <table:table-cell table:style-name="ce100" office:value-type="string" calcext:value-type="string">
            <text:p>Produtor</text:p>
          </table:table-cell>
          <table:table-cell table:style-name="ce114" office:value-type="string" office:string-value="Orçamento" calcext:value-type="string">
            <text:p><text:s/>Orçamento </text:p>
          </table:table-cell>
          <table:table-cell table:style-name="ce114" office:value-type="string" office:string-value="Receita" calcext:value-type="string">
            <text:p><text:s/>Receita </text:p>
          </table:table-cell>
          <table:table-cell table:style-name="ce119" office:value-type="string" office:string-value="Balança" calcext:value-type="string">
            <text:p><text:s/>Balança </text:p>
          </table:table-cell>
          <table:table-cell table:style-name="ce122" office:value-type="string" calcext:value-type="string">
            <text:p>Bin</text:p>
          </table:table-cell>
          <table:table-cell table:style-name="ce124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47" table:formula="of:=VLOOKUP([.$Q$6];[.$A$2:.$G$141];7;1)" office:value-type="time" office:time-value="PT01H14M00S" calcext:value-type="time">
            <text:p>1:14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O Príncipe do Egit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15];[.$B:.$N];2;0)" office:value-type="float" office:value="1998" calcext:value-type="float">
            <text:p>199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15];[.$B:.$N];7;0)" office:value-type="string" office:string-value="Dreamworks" calcext:value-type="string">
            <text:p>Dreamworks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15];[.$B:.$N];6;0)" office:value-type="time" office:time-value="PT01H39M00S" calcext:value-type="time">
            <text:p>01:39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15];[.$B:.$N];5;0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[.$Q$15]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[.$Q$15];[.$B:.$N];13;0)" office:value-type="float" office:value="136" calcext:value-type="float">
            <text:p>136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3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Disney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[.$Q$24])" office:value-type="float" office:value="70" calcext:value-type="float">
            <text:p>7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[.$Q$24];[.L:.L])" office:value-type="float" office:value="47" calcext:value-type="float">
            <text:p>47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23" calcext:value-type="float">
            <text:p>2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3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74" calcext:value-type="float">
            <text:p>174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56" calcext:value-type="float">
            <text:p>56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28" calcext:value-type="float">
            <text:p>228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0" calcext:value-type="float">
            <text:p>0</text:p>
          </table:table-cell>
          <table:table-cell table:style-name="ce29" table:formula="of:=IF(ISBLANK([.F12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table:number-columns-repeated="2"/>
          <table:table-cell table:style-name="ce23" table:formula="of:=IF(OR(ISBLANK([.J227]);ISBLANK([.I227]));&quot;DESCONHECIDO&quot;;[.J227]-[.I227])" office:value-type="string" office:string-value="DESCONHECIDO" calcext:value-type="string">
            <text:p><text:s/>DESCONHECIDO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table:number-columns-repeated="2"/>
          <table:table-cell table:style-name="ce23" table:formula="of:=IF(OR(ISBLANK([.J228]);ISBLANK([.I228]));&quot;DESCONHECIDO&quot;;[.J228]-[.I228])" office:value-type="string" office:string-value="DESCONHECIDO" calcext:value-type="string">
            <text:p><text:s/>DESCONHECIDO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0]);ISBLANK([.I230]));&quot;DESCONHECIDO&quot;;[.J230]-[.I230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3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1]);ISBLANK([.I231]));&quot;DESCONHECIDO&quot;;[.J231]-[.I231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3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2]);ISBLANK([.I232]));&quot;DESCONHECIDO&quot;;[.J232]-[.I232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3]);ISBLANK([.I233]));&quot;DESCONHECIDO&quot;;[.J233]-[.I233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4]);ISBLANK([.I234]));&quot;DESCONHECIDO&quot;;[.J234]-[.I234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7]);ISBLANK([.I237]));&quot;DESCONHECIDO&quot;;[.J237]-[.I237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8]);ISBLANK([.I238]));&quot;DESCONHECIDO&quot;;[.J238]-[.I238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9]);ISBLANK([.I239]));&quot;DESCONHECIDO&quot;;[.J239]-[.I239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0]);ISBLANK([.I240]));&quot;DESCONHECIDO&quot;;[.J240]-[.I240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5" table:number-rows-repeated="1048333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23:21:14.8986325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09-22T23:32:15.999549601</dc:date>
    <meta:generator>LibreOffice/24.2.5.2$Linux_X86_64 LibreOffice_project/420$Build-2</meta:generator>
    <meta:editing-duration>PT45M5S</meta:editing-duration>
    <meta:editing-cycles>6</meta:editing-cycles>
    <meta:document-statistic meta:table-count="1" meta:cell-count="3519" meta:object-count="0"/>
    <meta:user-defined meta:name="AppVersion">16.0300</meta:user-defined>
  </office:meta>
</office:document-meta>
</file>